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 style:snap-to-layout-grid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text-align="end" style:justify-single-word="false" fo:hyphenation-ladder-count="no-limit" style:snap-to-layout-grid="false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5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7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8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</style:style>
    <style:style style:name="P31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3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P34" style:family="paragraph" style:parent-style-name="Standard">
      <style:paragraph-properties fo:margin-top="0in" fo:margin-bottom="0in" style:contextual-spacing="false" style:line-height-at-least="0.139in"/>
    </style:style>
    <style:style style:name="P35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6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</style:style>
    <style:style style:name="P37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8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9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0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1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2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style:font-size-asian="10.5pt" style:font-name-complex="Times New Roman" style:font-size-complex="10.5pt" fo:hyphenate="false" fo:hyphenation-remain-char-count="2" fo:hyphenation-push-char-count="2"/>
    </style:style>
    <style:style style:name="P43" style:family="paragraph" style:parent-style-name="Footer">
      <style:paragraph-properties fo:margin-left="0in" fo:margin-right="0.25in" fo:text-indent="0in" style:auto-text-indent="false"/>
    </style:style>
    <style:style style:name="P44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45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style:font-size-asian="10.5pt" style:language-asian="ar" style:country-asian="SA" style:font-weight-asian="bold" style:font-size-complex="10.5pt" style:font-weight-complex="bold"/>
    </style:style>
    <style:style style:name="T6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fo:font-size="10.5pt" fo:language="en" fo:country="US" style:font-size-asian="10.5pt" style:language-asian="en" style:country-asian="US" style:font-size-complex="10.5pt"/>
    </style:style>
    <style:style style:name="T8" style:family="text"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/>
    </style:style>
    <style:style style:name="T9" style:family="text"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T11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12" style:family="text">
      <style:text-properties fo:color="#000000" style:font-name="Times New Roman" fo:font-size="10.5pt" style:text-underline-style="none" style:font-size-asian="10.5pt" style:language-asian="ru" style:country-asian="RU" style:font-name-complex="Times New Roman" style:font-size-complex="10.5pt"/>
    </style:style>
    <style:style style:name="T13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4" style:family="text">
      <style:text-properties officeooo:rsid="001bb1a3"/>
    </style:style>
    <style:style style:name="T1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937in" fo:border="0.06pt solid #80808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Договор поручения № <text:span text:style-name="T14">[client.id]</text:span></text:p>
      <text:p text:style-name="P2"/>
      <text:p text:style-name="P2">г. Владимир <text:s text:c="102"/><text:tab/>« __ » _______________ <text:s/>2013 г. </text:p>
      <text:p text:style-name="P2"/>
      <text:p text:style-name="P21">Общество с ограниченной ответственностью «Авангард», в лице директора Кутанова Андрея Александровича, действующего на основании Устава, именуемое в дальнейшем «Поверенный», с одной стороны, и гр. ______________________________________________________ , <text:s/>именуемый в дальнейшем «Доверитель», с другой стороны, заключили настоящий договор о нижеследующем. </text:p>
      <text:p text:style-name="P2"/>
      <text:p text:style-name="P19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5"/>
          </table:table-cell>
        </table:table-row>
      </table:table>
      <text:p text:style-name="P21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1">Поверенный размещает автотранспортное средство на своей автостоянке и производит все действия, необходимые для его продажи. </text:p>
      <text:p text:style-name="P21">Стороны определили, что минимальная продажная стоимость автотранспортное средство составляет <text:s text:c="3"/>____________ <text:s/>( __________________________________________________________ )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1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3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6">3. Поверенный также обязан: </text:p>
      <text:p text:style-name="P26">3.1. сообщить Доверителю по его требованию все сведения о ходе исполнения поручения; </text:p>
      <text:p text:style-name="P26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6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6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6">4. Доверитель обязан: </text:p>
      <text:p text:style-name="P26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<text:soft-page-break/>характеру поручения; </text:p>
      <text:p text:style-name="P26">4.2. без промедления принять от Поверенного все исполненное последним в соответствии с настоящим договором; </text:p>
      <text:p text:style-name="P26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6412163571128860780" text:style-name="WW8Num2">
        <text:list-item>
          <text:list>
            <text:list-item>
              <text:p text:style-name="P27">уплатить Поверенному вознаграждение в соответствии с п. 5 настоящего договора;</text:p>
            </text:list-item>
            <text:list-item>
              <text:p text:style-name="P25"><text:span text:style-name="T1">уплатить Поверенному </text:span><text:span text:style-name="T4">1500 (одна тысяча пятьсот) рублей </text:span><text:span text:style-name="T6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4"><text:span text:style-name="T1">5. Вознаграждение Поверенного за исполнение поручения по настоящему договору составляет <text:s text:c="47"/></text:span><text:span text:style-name="T4"><text:s/>___________ ( ________________________________ ) <text:s/>рублей</text:span><text:span text:style-name="T1">.</text:span></text:p>
      <text:p text:style-name="P24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6">7. Настоящий договор прекращается, кроме общих оснований прекращения обязательств, также вследствие: </text:p>
      <text:p text:style-name="P28">7.1 отмены поручения Доверителем; </text:p>
      <text:p text:style-name="P28">7.2 отказа Поверенного; </text:p>
      <text:p text:style-name="P26">7.3 смерти Доверителя, признания его недееспособным, ограниченно дееспособным или безвестно отсутствующим;</text:p>
      <text:p text:style-name="P26">7.4. ликвидации Поверенного.</text:p>
      <text:p text:style-name="P19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3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1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1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3">Отказ Поверенного от исполнения договора не влечет возмещения убытков Доверителю, причиненных данным отказом.</text:p>
      <text:p text:style-name="P21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3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1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1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1">14. Реквизиты и подписи сторон: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5"><text:s text:c="23"/>«Доверитель»</text:span></text:p>
            <text:p text:style-name="P7"/>
            <text:p text:style-name="P40">____________________________</text:p>
            <text:p text:style-name="P42">Паспорт: ______ № ________</text:p>
            <text:p text:style-name="P42">Выдан: </text:p>
            <text:p text:style-name="P42">Дата выдачи: </text:p>
            <text:p text:style-name="P42">Адрес: </text:p>
            <text:p text:style-name="P39"/>
            <text:p text:style-name="P39"/>
          </table:table-cell>
          <table:table-cell table:style-name="Table2.A1" office:value-type="string">
            <text:p text:style-name="P16"><text:span text:style-name="T4"><text:s text:c="22"/>«Поверенный»</text:span></text:p>
            <text:p text:style-name="P15"><text:span text:style-name="T4"><text:s text:c="19"/>ООО «АВАНГАРД»</text:span></text:p>
            <text:p text:style-name="P32"/>
            <text:p text:style-name="P30"><text:span text:style-name="T9">ООО</text:span><text:span text:style-name="T9"> </text:span><text:span text:style-name="T12">«Авангард»</text:span></text:p>
            <text:p text:style-name="P29"><text:span text:style-name="T9">600022,</text:span><text:span text:style-name="T9"> </text:span><text:span text:style-name="T12">г.</text:span><text:span text:style-name="T9"> </text:span><text:span text:style-name="T12">Владимир,</text:span><text:span text:style-name="T9"> </text:span><text:span text:style-name="T12">ул.</text:span><text:span text:style-name="T9"> </text:span><text:span text:style-name="T12">Московское</text:span><text:span text:style-name="T9"> </text:span><text:span text:style-name="T12">шоссе,</text:span><text:span text:style-name="T9"> </text:span><text:span text:style-name="T12">д.</text:span><text:span text:style-name="T9"> </text:span><text:span text:style-name="T12">5А</text:span></text:p>
            <text:p text:style-name="P35"><text:span text:style-name="T13">ИНН</text:span><text:span text:style-name="T11"> <text:s/></text:span><text:span text:style-name="T13">3329063962</text:span><text:span text:style-name="T11"> </text:span></text:p>
            <text:p text:style-name="P34"><text:span text:style-name="T13">КПП</text:span><text:span text:style-name="T11"> </text:span><text:span text:style-name="T13">332701001</text:span><text:span text:style-name="T11"> </text:span></text:p>
            <text:p text:style-name="P34"><text:span text:style-name="T13">р/с</text:span><text:span text:style-name="T11"> </text:span><text:span text:style-name="T13">40702810658070000064</text:span></text:p>
            <text:p text:style-name="P34"><text:span text:style-name="T13">к/с</text:span><text:span text:style-name="T11"> </text:span><text:span text:style-name="T13">30101810700000000730</text:span></text:p>
            <text:p text:style-name="P34"><text:span text:style-name="T13">БИК</text:span><text:span text:style-name="T11"> </text:span><text:span text:style-name="T13">042007730</text:span><text:span text:style-name="T11"> </text:span></text:p>
            <text:p text:style-name="P36"><text:span text:style-name="T9">ВФ</text:span><text:span text:style-name="T9"> </text:span><text:span text:style-name="T12">ОАО</text:span><text:span text:style-name="T9"> </text:span><text:span text:style-name="T12">«МДМ</text:span><text:span text:style-name="T9"> </text:span><text:span text:style-name="T12">БАНК»</text:span><text:span text:style-name="T9"> </text:span><text:span text:style-name="T12">в</text:span><text:span text:style-name="T9"> </text:span><text:span text:style-name="T12">г.</text:span><text:span text:style-name="T9"> </text:span><text:span text:style-name="T12">Воронеж</text:span><text:span text:style-name="T9"> </text:span></text:p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41">___________________________/ ______________ /</text:p>
          </table:table-cell>
          <table:table-cell table:style-name="Table2.A1" office:value-type="string">
            <text:p text:style-name="P8">_____________________________/Кутанов А.А./</text:p>
          </table:table-cell>
        </table:table-row>
      </table:table>
      <text:p text:style-name="P44"><text:soft-page-break/></text:p>
      <text:p text:style-name="P45">АКТ</text:p>
      <text:p text:style-name="P11">приема-передачи автотранспортного средства </text:p>
      <text:p text:style-name="P1"><text:span text:style-name="T8">по договору поручения № _______ от « __ » ___________ <text:s/>2013 г.</text:span></text:p>
      <text:p text:style-name="P12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г. Владимир</text:p>
          </table:table-cell>
          <table:table-cell table:style-name="Table3.A1" office:value-type="string">
            <text:p text:style-name="P18"><text:span text:style-name="T7">« __ » ____________ <text:s text:c="2"/>2013 г.</text:span></text:p>
          </table:table-cell>
        </table:table-row>
      </table:table>
      <text:p text:style-name="P19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4">__________________________________________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2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13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5"/>
          </table:table-cell>
        </table:table-row>
      </table:table>
      <text:p text:style-name="P20"/>
      <text:p text:style-name="P22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</table:table>
      <text:p text:style-name="P14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<text:span text:style-name="T5"><text:s text:c="23"/>«Доверитель»</text:span></text:p>
            <text:p text:style-name="P7"/>
            <text:p text:style-name="P40">____________________________</text:p>
            <text:p text:style-name="P42">Паспорт: ______ № ________</text:p>
            <text:p text:style-name="P42">Выдан: </text:p>
            <text:p text:style-name="P42">Дата выдачи: </text:p>
            <text:p text:style-name="P42">Адрес: </text:p>
            <text:p text:style-name="P39"/>
            <text:p text:style-name="P39"/>
          </table:table-cell>
          <table:table-cell table:style-name="Table6.A1" office:value-type="string">
            <text:p text:style-name="P16"><text:span text:style-name="T4"><text:s text:c="22"/>«Поверенный»</text:span></text:p>
            <text:p text:style-name="P15"><text:span text:style-name="T4"><text:s text:c="19"/>ООО «АВАНГАРД»</text:span></text:p>
            <text:p text:style-name="P32"/>
            <text:p text:style-name="P30"><text:span text:style-name="T9">ООО</text:span><text:span text:style-name="T9"> </text:span><text:span text:style-name="T12">«Авангард»</text:span></text:p>
            <text:p text:style-name="P29"><text:span text:style-name="T9">600022,</text:span><text:span text:style-name="T9"> </text:span><text:span text:style-name="T12">г.</text:span><text:span text:style-name="T9"> </text:span><text:span text:style-name="T12">Владимир,</text:span><text:span text:style-name="T9"> </text:span><text:span text:style-name="T12">ул.</text:span><text:span text:style-name="T9"> </text:span><text:span text:style-name="T12">Московское</text:span><text:span text:style-name="T9"> </text:span><text:span text:style-name="T12">шоссе,</text:span><text:span text:style-name="T9"> </text:span><text:span text:style-name="T12">д.</text:span><text:span text:style-name="T9"> </text:span><text:span text:style-name="T12">5А</text:span></text:p>
            <text:p text:style-name="P35"><text:span text:style-name="T13">ИНН</text:span><text:span text:style-name="T11"> <text:s/></text:span><text:span text:style-name="T13">3329063962</text:span><text:span text:style-name="T11"> </text:span></text:p>
            <text:p text:style-name="P34"><text:span text:style-name="T13">КПП</text:span><text:span text:style-name="T11"> </text:span><text:span text:style-name="T13">332701001</text:span><text:span text:style-name="T11"> </text:span></text:p>
            <text:p text:style-name="P34"><text:span text:style-name="T13">р/с</text:span><text:span text:style-name="T11"> </text:span><text:span text:style-name="T13">40702810658070000064</text:span></text:p>
            <text:p text:style-name="P34"><text:span text:style-name="T13">к/с</text:span><text:span text:style-name="T11"> </text:span><text:span text:style-name="T13">30101810700000000730</text:span></text:p>
            <text:p text:style-name="P34"><text:span text:style-name="T13">БИК</text:span><text:span text:style-name="T11"> </text:span><text:span text:style-name="T13">042007730</text:span><text:span text:style-name="T11"> </text:span></text:p>
            <text:p text:style-name="P36"><text:span text:style-name="T9">ВФ</text:span><text:span text:style-name="T9"> </text:span><text:span text:style-name="T12">ОАО</text:span><text:span text:style-name="T9"> </text:span><text:span text:style-name="T12">«МДМ</text:span><text:span text:style-name="T9"> </text:span><text:span text:style-name="T12">БАНК»</text:span><text:span text:style-name="T9"> </text:span><text:span text:style-name="T12">в</text:span><text:span text:style-name="T9"> </text:span><text:span text:style-name="T12">г.</text:span><text:span text:style-name="T9"> </text:span><text:span text:style-name="T12">Воронеж</text:span><text:span text:style-name="T9"> </text:span></text:p>
            <text:p text:style-name="P33"/>
            <text:p text:style-name="P6"/>
          </table:table-cell>
        </table:table-row>
        <table:table-row table:style-name="Table6.1">
          <table:table-cell table:style-name="Table6.A1" office:value-type="string">
            <text:p text:style-name="P41">__________________________/ ________________ /</text:p>
          </table:table-cell>
          <table:table-cell table:style-name="Table6.A1" office:value-type="string">
            <text:p text:style-name="P8">_____________________________/Кутанов А.А./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2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1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937in" fo:border="0.06pt solid #808080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354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7.5898in" svg:y="-0.0382in" svg:width="0.2028in" svg:height="0.2429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0-30T20:37:40.076714893</dc:date>
    <meta:print-date>2011-09-25T15:25:00</meta:print-date>
    <meta:editing-cycles>4</meta:editing-cycles>
    <meta:editing-duration>PT24M</meta:editing-duration>
    <meta:document-statistic meta:table-count="6" meta:image-count="0" meta:object-count="0" meta:page-count="3" meta:paragraph-count="106" meta:word-count="1050" meta:character-count="8751" meta:non-whitespace-character-count="7477"/>
    <meta:generator>LibreOffice/4.1.2.3$Linux_X86_64 LibreOffice_project/410m0$Build-3</meta:generator>
  </office:meta>
</office:document-meta>
</file>